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f7fa"/>
    </style:style>
    <style:style style:name="P2" style:family="paragraph" style:parent-style-name="Standard">
      <style:text-properties officeooo:rsid="000f9eda" officeooo:paragraph-rsid="000f9eda"/>
    </style:style>
    <style:style style:name="P3" style:family="paragraph" style:parent-style-name="Standard">
      <style:text-properties officeooo:rsid="000e9bd3"/>
    </style:style>
    <style:style style:name="P4" style:family="paragraph" style:parent-style-name="Text_20_body">
      <style:text-properties officeooo:paragraph-rsid="0009f7fa"/>
    </style:style>
    <style:style style:name="P5" style:family="paragraph" style:parent-style-name="Text_20_body">
      <style:text-properties officeooo:paragraph-rsid="000c0b9d"/>
    </style:style>
    <style:style style:name="P6" style:family="paragraph" style:parent-style-name="Text_20_body">
      <style:text-properties officeooo:rsid="000c0b9d" officeooo:paragraph-rsid="000c0b9d"/>
    </style:style>
    <style:style style:name="P7" style:family="paragraph" style:parent-style-name="Text_20_body">
      <style:text-properties officeooo:rsid="000de692" officeooo:paragraph-rsid="000de692"/>
    </style:style>
    <style:style style:name="P8" style:family="paragraph" style:parent-style-name="Text_20_body">
      <style:text-properties officeooo:paragraph-rsid="000de692"/>
    </style:style>
    <style:style style:name="P9" style:family="paragraph" style:parent-style-name="Text_20_body">
      <style:text-properties officeooo:rsid="000e9bd3" officeooo:paragraph-rsid="000e9bd3"/>
    </style:style>
    <style:style style:name="P10" style:family="paragraph" style:parent-style-name="Text_20_body">
      <style:text-properties officeooo:rsid="000f9eda" officeooo:paragraph-rsid="000f9eda"/>
    </style:style>
    <style:style style:name="P11" style:family="paragraph" style:parent-style-name="Text_20_body">
      <style:text-properties officeooo:paragraph-rsid="000f9eda"/>
    </style:style>
    <style:style style:name="P12" style:family="paragraph" style:parent-style-name="Text_20_body">
      <style:text-properties officeooo:rsid="000fb6b0" officeooo:paragraph-rsid="000fb6b0"/>
    </style:style>
    <style:style style:name="P13" style:family="paragraph" style:parent-style-name="Text_20_body">
      <style:text-properties officeooo:rsid="0009f7fa" officeooo:paragraph-rsid="0009f7fa"/>
    </style:style>
    <style:style style:name="P14" style:family="paragraph" style:parent-style-name="Text_20_body">
      <style:text-properties officeooo:rsid="0016fec1" officeooo:paragraph-rsid="0016fec1"/>
    </style:style>
    <style:style style:name="P15" style:family="paragraph" style:parent-style-name="Text_20_body">
      <style:text-properties officeooo:rsid="001afd2f" officeooo:paragraph-rsid="001afd2f"/>
    </style:style>
    <style:style style:name="P16" style:family="paragraph" style:parent-style-name="Text_20_body">
      <style:text-properties officeooo:paragraph-rsid="001afd2f"/>
    </style:style>
    <style:style style:name="P17" style:family="paragraph" style:parent-style-name="Text_20_body">
      <style:text-properties officeooo:rsid="001c3862" officeooo:paragraph-rsid="001c3862"/>
    </style:style>
    <style:style style:name="P18" style:family="paragraph" style:parent-style-name="Text_20_body">
      <style:text-properties officeooo:paragraph-rsid="001c3862"/>
    </style:style>
    <style:style style:name="P19" style:family="paragraph" style:parent-style-name="Text_20_body">
      <style:text-properties officeooo:rsid="001ea1d6" officeooo:paragraph-rsid="001ea1d6"/>
    </style:style>
    <style:style style:name="P20" style:family="paragraph" style:parent-style-name="Text_20_body">
      <style:text-properties officeooo:paragraph-rsid="00206516"/>
    </style:style>
    <style:style style:name="P21" style:family="paragraph" style:parent-style-name="Text_20_body">
      <style:text-properties officeooo:rsid="00206516" officeooo:paragraph-rsid="00206516"/>
    </style:style>
    <style:style style:name="P22" style:family="paragraph" style:parent-style-name="Text_20_body">
      <style:text-properties fo:font-weight="bold" officeooo:rsid="00206516" officeooo:paragraph-rsid="00206516" style:font-weight-asian="bold" style:font-weight-complex="bold"/>
    </style:style>
    <style:style style:name="P23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2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25" style:family="paragraph" style:parent-style-name="Preformatted_20_Text">
      <style:text-properties style:font-name="monospace" officeooo:rsid="001ea0fd" officeooo:paragraph-rsid="00206516"/>
    </style:style>
    <style:style style:name="P26" style:family="paragraph" style:parent-style-name="Preformatted_20_Text">
      <style:text-properties officeooo:paragraph-rsid="00206516"/>
    </style:style>
    <style:style style:name="P27" style:family="paragraph" style:parent-style-name="Preformatted_20_Text">
      <style:paragraph-properties fo:margin-top="0cm" fo:margin-bottom="0.499cm" loext:contextual-spacing="false"/>
      <style:text-properties style:font-name="monospace" officeooo:rsid="00206516" officeooo:paragraph-rsid="00206516"/>
    </style:style>
    <style:style style:name="P28" style:family="paragraph" style:parent-style-name="Preformatted_20_Text">
      <style:paragraph-properties fo:margin-top="0cm" fo:margin-bottom="0.499cm" loext:contextual-spacing="false"/>
      <style:text-properties style:font-name="monospace" officeooo:paragraph-rsid="00206516"/>
    </style:style>
    <style:style style:name="P29" style:family="paragraph" style:parent-style-name="Text_20_body">
      <style:text-properties officeooo:rsid="00206516"/>
    </style:style>
    <style:style style:name="P30" style:family="paragraph" style:parent-style-name="Preformatted_20_Text">
      <style:text-properties style:font-name="monospace" officeooo:rsid="001ea0fd" officeooo:paragraph-rsid="00206516"/>
    </style:style>
    <style:style style:name="P31" style:family="paragraph" style:parent-style-name="Heading_20_1">
      <style:text-properties officeooo:rsid="0009f7fa" officeooo:paragraph-rsid="0009f7fa"/>
    </style:style>
    <style:style style:name="P32" style:family="paragraph" style:parent-style-name="Heading_20_1">
      <style:text-properties officeooo:rsid="000e9bd3" officeooo:paragraph-rsid="000e9bd3"/>
    </style:style>
    <style:style style:name="P33" style:family="paragraph" style:parent-style-name="Heading_20_1">
      <style:text-properties officeooo:rsid="000e9bd3" officeooo:paragraph-rsid="000fb6b0"/>
    </style:style>
    <style:style style:name="P34" style:family="paragraph" style:parent-style-name="Heading_20_1">
      <style:text-properties officeooo:rsid="000c0b9d" officeooo:paragraph-rsid="000c0b9d"/>
    </style:style>
    <style:style style:name="P35" style:family="paragraph" style:parent-style-name="Heading_20_1">
      <style:text-properties officeooo:rsid="000c0b9d" officeooo:paragraph-rsid="00206516"/>
    </style:style>
    <style:style style:name="P36" style:family="paragraph" style:parent-style-name="Heading_20_3">
      <style:text-properties officeooo:paragraph-rsid="001c3862"/>
    </style:style>
    <style:style style:name="P37" style:family="paragraph" style:parent-style-name="Heading_20_3">
      <style:text-properties officeooo:rsid="0016fec1" officeooo:paragraph-rsid="0016fec1"/>
    </style:style>
    <style:style style:name="P38" style:family="paragraph" style:parent-style-name="Heading_20_2">
      <style:text-properties officeooo:rsid="0009f7fa" officeooo:paragraph-rsid="0009f7fa"/>
    </style:style>
    <style:style style:name="P39" style:family="paragraph" style:parent-style-name="Heading_20_2">
      <style:text-properties officeooo:rsid="001c3862" officeooo:paragraph-rsid="001c3862"/>
    </style:style>
    <style:style style:name="P40" style:family="paragraph" style:parent-style-name="Heading_20_2">
      <style:text-properties officeooo:rsid="00136033" officeooo:paragraph-rsid="00136033"/>
    </style:style>
    <style:style style:name="P41" style:family="paragraph" style:parent-style-name="Heading_20_2">
      <style:text-properties officeooo:rsid="001afd2f" officeooo:paragraph-rsid="001afd2f"/>
    </style:style>
    <style:style style:name="P42" style:family="paragraph" style:parent-style-name="Heading_20_2">
      <style:text-properties officeooo:rsid="000c0b9d" officeooo:paragraph-rsid="000c0b9d"/>
    </style:style>
    <style:style style:name="P43" style:family="paragraph" style:parent-style-name="Heading_20_2">
      <style:text-properties officeooo:rsid="000de692" officeooo:paragraph-rsid="000de692"/>
    </style:style>
    <style:style style:name="P44" style:family="paragraph" style:parent-style-name="Heading_20_2">
      <style:text-properties officeooo:rsid="00206516" officeooo:paragraph-rsid="00206516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color="#000080"/>
    </style:style>
    <style:style style:name="T2" style:family="text">
      <style:text-properties fo:color="#c0c0c0"/>
    </style:style>
    <style:style style:name="T3" style:family="text">
      <style:text-properties fo:color="#008000"/>
    </style:style>
    <style:style style:name="T4" style:family="text">
      <style:text-properties fo:color="#808000"/>
    </style:style>
    <style:style style:name="T5" style:family="text">
      <style:text-properties fo:color="#800080"/>
    </style:style>
    <style:style style:name="T6" style:family="text">
      <style:text-properties officeooo:rsid="0012eedd"/>
    </style:style>
    <style:style style:name="T7" style:family="text">
      <style:text-properties officeooo:rsid="001c3862"/>
    </style:style>
    <style:style style:name="T8" style:family="text">
      <style:text-properties fo:color="#660033"/>
    </style:style>
    <style:style style:name="T9" style:family="text">
      <style:text-properties fo:color="#660033" style:font-name="monospace" officeooo:rsid="001ea0fd"/>
    </style:style>
    <style:style style:name="T10" style:family="text">
      <style:text-properties fo:color="#7a0874" fo:font-weight="bold" officeooo:rsid="001e5b94"/>
    </style:style>
    <style:style style:name="T11" style:family="text">
      <style:text-properties fo:color="#7a0874" fo:font-weight="bold" officeooo:rsid="001ea0fd"/>
    </style:style>
    <style:style style:name="T12" style:family="text">
      <style:text-properties fo:color="#7a0874" style:font-name="monospace" fo:font-weight="bold" officeooo:rsid="001f881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monospace" officeooo:rsid="001ea0f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45"><text:a xlink:type="simple" xlink:href="#__RefHeading___Toc106_1559544272" text:style-name="Index_20_Link" text:visited-style-name="Index_20_Link">Programowanie w C++<text:tab/>2</text:a></text:p>
          <text:p text:style-name="P47"><text:a xlink:type="simple" xlink:href="#__RefHeading___Toc108_1559544272" text:style-name="Index_20_Link" text:visited-style-name="Index_20_Link">Programowanie biblioteki standardowej<text:tab/>2</text:a></text:p>
          <text:p text:style-name="P46"><text:a xlink:type="simple" xlink:href="#__RefHeading___Toc110_1559544272" text:style-name="Index_20_Link" text:visited-style-name="Index_20_Link">Jak przekierować cout do pliku?<text:tab/>2</text:a></text:p>
          <text:p text:style-name="P47"><text:a xlink:type="simple" xlink:href="#__RefHeading___Toc330_436791807" text:style-name="Index_20_Link" text:visited-style-name="Index_20_Link">Debugging<text:tab/>2</text:a></text:p>
          <text:p text:style-name="P46"><text:a xlink:type="simple" xlink:href="#__RefHeading___Toc332_436791807" text:style-name="Index_20_Link" text:visited-style-name="Index_20_Link">Jak znaleźć z jakich zależności korzysta binarka?<text:tab/>2</text:a></text:p>
          <text:p text:style-name="P45"><text:a xlink:type="simple" xlink:href="#__RefHeading___Toc187_1305790414" text:style-name="Index_20_Link" text:visited-style-name="Index_20_Link">GIT<text:tab/>3</text:a></text:p>
          <text:p text:style-name="P47"><text:a xlink:type="simple" xlink:href="#__RefHeading___Toc189_1305790414" text:style-name="Index_20_Link" text:visited-style-name="Index_20_Link">Submoduły<text:tab/>3</text:a></text:p>
          <text:p text:style-name="P46"><text:a xlink:type="simple" xlink:href="#__RefHeading___Toc191_1305790414" text:style-name="Index_20_Link" text:visited-style-name="Index_20_Link">Klonowanie rekursywne z submodułami<text:tab/>3</text:a></text:p>
          <text:p text:style-name="P46"><text:a xlink:type="simple" xlink:href="#__RefHeading___Toc193_1305790414" text:style-name="Index_20_Link" text:visited-style-name="Index_20_Link">Wybieranie konkretnego z commita z submodułu na który ma wskazywać repozytorium<text:tab/>3</text:a></text:p>
          <text:p text:style-name="P46"><text:a xlink:type="simple" xlink:href="#__RefHeading___Toc195_1305790414" text:style-name="Index_20_Link" text:visited-style-name="Index_20_Link">Dodawanie zdalnego submodułu do lokalnego repozytorium<text:tab/>4</text:a></text:p>
          <text:p text:style-name="P46"><text:a xlink:type="simple" xlink:href="#__RefHeading___Toc308_1256008910" text:style-name="Index_20_Link" text:visited-style-name="Index_20_Link">GIT pull<text:tab/>4</text:a></text:p>
          <text:p text:style-name="P47"><text:a xlink:type="simple" xlink:href="#__RefHeading___Toc310_1256008910" text:style-name="Index_20_Link" text:visited-style-name="Index_20_Link">Tagowanie<text:tab/>4</text:a></text:p>
          <text:p text:style-name="P45"><text:a xlink:type="simple" xlink:href="#__RefHeading___Toc1338_943981905" text:style-name="Index_20_Link" text:visited-style-name="Index_20_Link">Linux Bash<text:tab/>4</text:a></text:p>
          <text:p text:style-name="P47"><text:a xlink:type="simple" xlink:href="#__RefHeading___Toc1341_943981905" text:style-name="Index_20_Link" text:visited-style-name="Index_20_Link">Przeszukiwanie plików po ich zawartości<text:tab/>4</text:a></text:p>
          <text:p text:style-name="P47"><text:a xlink:type="simple" xlink:href="#__RefHeading___Toc197_1305790414" text:style-name="Index_20_Link" text:visited-style-name="Index_20_Link">Łączenie kilku komend w bashu<text:tab/>4</text:a></text:p>
          <text:p text:style-name="P45"><text:a xlink:type="simple" xlink:href="#__RefHeading___Toc464_1678398402" text:style-name="Index_20_Link" text:visited-style-name="Index_20_Link">Linux Administracja<text:tab/>5</text:a></text:p>
          <text:p text:style-name="P47"><text:a xlink:type="simple" xlink:href="#__RefHeading___Toc466_1678398402" text:style-name="Index_20_Link" text:visited-style-name="Index_20_Link">Netfilter<text:tab/>5</text:a></text:p>
        </text:index-body>
      </text:table-of-content>
      <text:p text:style-name="Standard"/>
      <text:p text:style-name="P1"/>
      <text:p text:style-name="P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p text:style-name="P13"/>
      <text:h text:style-name="P31" text:outline-level="1"><text:soft-page-break/></text:h>
      <text:h text:style-name="P31" text:outline-level="1"/>
      <text:h text:style-name="P31" text:outline-level="1"/>
      <text:h text:style-name="P31" text:outline-level="1"/>
      <text:p text:style-name="P13"/>
      <text:p text:style-name="P13"/>
      <text:h text:style-name="P31" text:outline-level="1"><text:bookmark-start text:name="__RefHeading___Toc106_1559544272"/>Programowanie w C++<text:bookmark-end text:name="__RefHeading___Toc106_1559544272"/></text:h>
      <text:p text:style-name="P4"/>
      <text:h text:style-name="P38" text:outline-level="2"><text:bookmark-start text:name="__RefHeading___Toc108_1559544272"/>Programowanie biblioteki standardowej<text:bookmark-end text:name="__RefHeading___Toc108_1559544272"/></text:h>
      <text:p text:style-name="Standard"/>
      <text:h text:style-name="Heading_20_3" text:outline-level="3"><text:bookmark-start text:name="__RefHeading___Toc110_1559544272"/>Jak przekierować cout do pliku?<text:bookmark-end text:name="__RefHeading___Toc110_1559544272"/></text:h>
      <text:p text:style-name="Standard"/>
      <text:p text:style-name="Standard"/>
      <text:p text:style-name="P24"><text:span text:style-name="T1">#include</text:span><text:span text:style-name="T2"> </text:span><text:span text:style-name="T3">&lt;cstdio&gt;</text:span></text:p>
      <text:p text:style-name="P24"><text:span text:style-name="T1">#include</text:span><text:span text:style-name="T2"> </text:span><text:span text:style-name="T3">&lt;iostream&gt;</text:span></text:p>
      <text:p text:style-name="P23"><text:span text:style-name="T4">using</text:span><text:span text:style-name="T2"> </text:span><text:span text:style-name="T4">namespace</text:span><text:span text:style-name="T2"> </text:span><text:span text:style-name="T5">std</text:span>;</text:p>
      <text:p text:style-name="P24"><text:span text:style-name="T4">int</text:span><text:span text:style-name="T2"> </text:span>main()</text:p>
      <text:p text:style-name="P24">{</text:p>
      <text:p text:style-name="P24"><text:span text:style-name="T2"><text:s text:c="4"/></text:span>freopen(<text:span text:style-name="T3">"output.txt"</text:span>,<text:span text:style-name="T3">"w"</text:span>,<text:span text:style-name="T1">stdout</text:span>);</text:p>
      <text:p text:style-name="P24"><text:span text:style-name="T2"><text:s text:c="4"/></text:span>cout&lt;&lt;<text:span text:style-name="T3">"write</text:span><text:span text:style-name="T2"> </text:span><text:span text:style-name="T3">in</text:span><text:span text:style-name="T2"> </text:span><text:span text:style-name="T3">file"</text:span>;</text:p>
      <text:p text:style-name="P24"><text:span text:style-name="T2"><text:s text:c="4"/></text:span><text:span text:style-name="T4">return</text:span><text:span text:style-name="T2"> </text:span><text:span text:style-name="T1">0</text:span>;</text:p>
      <text:p text:style-name="P24">}</text:p>
      <text:p text:style-name="Standard"/>
      <text:p text:style-name="Standard"/>
      <text:h text:style-name="P39" text:outline-level="2"><text:bookmark-start text:name="__RefHeading___Toc330_436791807"/>Debugging<text:bookmark-end text:name="__RefHeading___Toc330_436791807"/></text:h>
      <text:p text:style-name="P18"/>
      <text:h text:style-name="P36" text:outline-level="3"><text:bookmark-start text:name="__RefHeading___Toc332_436791807"/>Jak <text:span text:style-name="T7">znaleźć z jakich zależności korzysta binarka</text:span>?<text:bookmark-end text:name="__RefHeading___Toc332_436791807"/></text:h>
      <text:p text:style-name="P18"/>
      <text:p text:style-name="P17">readelf -d chromium-bsu – wyświetla binarke z bezpośrednimi zależnościami</text:p>
      <text:p text:style-name="P17">ldd chromium-bsu – wyświetla binarke z zależnymi bibliotekami i ich zależnościami</text:p>
      <text:p text:style-name="P19">ldd chromium-bsu – to co powyżej tylko wyświetla zależności w formie drzewa</text:p>
      <text:p text:style-name="P3"/>
      <text:h text:style-name="P32" text:outline-level="1"><text:soft-page-break/></text:h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p text:style-name="P9"/>
      <text:h text:style-name="P33" text:outline-level="1"><text:bookmark-start text:name="__RefHeading___Toc187_1305790414"/>GIT<text:bookmark-end text:name="__RefHeading___Toc187_1305790414"/></text:h>
      <text:h text:style-name="P40" text:outline-level="2"><text:bookmark-start text:name="__RefHeading___Toc189_1305790414"/>Submoduły<text:bookmark-end text:name="__RefHeading___Toc189_1305790414"/></text:h>
      <text:h text:style-name="Heading_20_3" text:outline-level="3"><text:bookmark-start text:name="__RefHeading___Toc191_1305790414"/>Klonowanie rekursywne z submodułami<text:bookmark-end text:name="__RefHeading___Toc191_1305790414"/></text:h>
      <text:p text:style-name="P11"/>
      <text:p text:style-name="P2">git clone --recursive -j4 ssh://git@192.168.103.90/…</text:p>
      <text:p text:style-name="P2"/>
      <text:p text:style-name="P2"/>
      <text:h text:style-name="Heading_20_3" text:outline-level="3"><text:bookmark-start text:name="__RefHeading___Toc193_1305790414"/>Wybieranie konkretnego z commita z submoduł<text:span text:style-name="T6">u</text:span> na który ma wskazywać repozytorium<text:bookmark-end text:name="__RefHeading___Toc193_1305790414"/></text:h>
      <text:p text:style-name="P12">cd vendor/plugins/ssl_requiment</text:p>
      <text:p text:style-name="P12">git checkout bc96407a72a60e0542cf360cec</text:p>
      <text:p text:style-name="P12">cd ..</text:p>
      <text:p text:style-name="P12">git add ssl_requirement</text:p>
      <text:p text:style-name="P12">git commit <text:s text:c="4"/></text:p>
      <text:h text:style-name="Heading_20_3" text:outline-level="3"><text:bookmark-start text:name="__RefHeading___Toc195_1305790414"/><text:soft-page-break/>Dodawanie zdalnego submodułu do lokalnego repozytorium<text:bookmark-end text:name="__RefHeading___Toc195_1305790414"/></text:h>
      <text:p text:style-name="P10"><text:s/>git submodule –recursive(?!) add ssh://git@192.168.103.90/srv/git/Rafal/submodulesTest/lib_main lib_main</text:p>
      <text:p text:style-name="P10">git submodule init</text:p>
      <text:p text:style-name="P10">git submodule update –init –recursive</text:p>
      <text:p text:style-name="P10"/>
      <text:h text:style-name="P37" text:outline-level="3"><text:bookmark-start text:name="__RefHeading___Toc308_1256008910"/>GIT pull<text:bookmark-end text:name="__RefHeading___Toc308_1256008910"/></text:h>
      <text:p text:style-name="P14">git pull origin master</text:p>
      <text:p text:style-name="P14">git submodule update –recursive –remote</text:p>
      <text:p text:style-name="P14"/>
      <text:p text:style-name="P14"/>
      <text:h text:style-name="P41" text:outline-level="2"><text:bookmark-start text:name="__RefHeading___Toc310_1256008910"/>Tagowanie<text:bookmark-end text:name="__RefHeading___Toc310_1256008910"/></text:h>
      <text:p text:style-name="P16"/>
      <text:p text:style-name="P15">git tag -a rev.002 -m <text:s/>'rewizja 002, druga wyprodukowa płytka'</text:p>
      <text:p text:style-name="P2"/>
      <text:p text:style-name="P2"/>
      <text:h text:style-name="P34" text:outline-level="1"/>
      <text:p text:style-name="P6"/>
      <text:p text:style-name="P6"/>
      <text:h text:style-name="P34" text:outline-level="1"><text:bookmark-start text:name="__RefHeading___Toc1338_943981905"/>Linux <text:span text:style-name="T7">Bash</text:span><text:bookmark-end text:name="__RefHeading___Toc1338_943981905"/></text:h>
      <text:h text:style-name="P42" text:outline-level="2"><text:bookmark-start text:name="__RefHeading___Toc1341_943981905"/>Przeszukiwanie plików po ich zawartości<text:bookmark-end text:name="__RefHeading___Toc1341_943981905"/></text:h>
      <text:p text:style-name="P5"/>
      <text:p text:style-name="P6">grep 'test' * - przeszukuje wszystkie pliki z zawartością słowa ‘test’</text:p>
      <text:p text:style-name="P6"/>
      <text:h text:style-name="P43" text:outline-level="2"><text:bookmark-start text:name="__RefHeading___Toc197_1305790414"/>Łączenie kilku komend w bashu<text:bookmark-end text:name="__RefHeading___Toc197_1305790414"/></text:h>
      <text:p text:style-name="P8"/>
      <text:p text:style-name="P7">&amp;&amp; - łączenie kilku komend, kolejna wykona się gdy poprzednia zakończy się sukcesem</text:p>
      <text:p text:style-name="P7">; - łączenie kilku komend, kolejna wykona się bez względu na stan zakończenia poprzedniej</text:p>
      <text:p text:style-name="P7"/>
      <text:h text:style-name="P35" text:outline-level="1"><text:bookmark-start text:name="__RefHeading___Toc464_1678398402"/><text:soft-page-break/>Linux Administracja<text:bookmark-end text:name="__RefHeading___Toc464_1678398402"/></text:h>
      <text:h text:style-name="P44" text:outline-level="2"><text:bookmark-start text:name="__RefHeading___Toc466_1678398402"/>Netfilter<text:bookmark-end text:name="__RefHeading___Toc466_1678398402"/></text:h>
      <text:p text:style-name="P20"/>
      <text:p text:style-name="P21"><text:span text:style-name="T13">Blokowanie pakietów</text:span> przychodzących na portach 80 (http) i 443 (https)</text:p>
      <text:p text:style-name="P28">iptables <text:span text:style-name="T8">-A</text:span> INPUT <text:span text:style-name="T8">-p</text:span> tcp <text:span text:style-name="T8">--destination-port</text:span> <text:span text:style-name="T11">80</text:span> <text:span text:style-name="T8">-j</text:span> DROP</text:p>
      <text:p text:style-name="P27">iptables <text:span text:style-name="T8">-A</text:span> INPUT <text:span text:style-name="T8">-p</text:span> tcp <text:span text:style-name="T8">--destination-port</text:span> <text:span text:style-name="T10">443</text:span> <text:span text:style-name="T8">-j</text:span> DROP</text:p>
      <text:p text:style-name="Text_20_body"/>
      <text:p text:style-name="P29">oraz pakietów wychodzących na portach 80 (http) i 443 (https)</text:p>
      <text:p text:style-name="P25"/>
      <text:p text:style-name="P26"><text:span text:style-name="T14">iptables </text:span><text:span text:style-name="T9">-A</text:span><text:span text:style-name="T14"> OUTPUT </text:span><text:span text:style-name="T9">-p</text:span><text:span text:style-name="T14"> tcp </text:span><text:span text:style-name="T9">--dport</text:span><text:span text:style-name="T14"> </text:span><text:span text:style-name="T12">80</text:span><text:span text:style-name="T14"> </text:span><text:span text:style-name="T9">-j</text:span><text:span text:style-name="T14"> DROP</text:span></text:p>
      <text:p text:style-name="P25"/>
      <text:p text:style-name="P25">iptables <text:span text:style-name="T8">-A</text:span> OUTPUT <text:span text:style-name="T8">-p</text:span> tcp <text:span text:style-name="T8">--dport</text:span> <text:span text:style-name="T10">443</text:span> <text:span text:style-name="T8">-j</text:span> DROP</text:p>
      <text:p text:style-name="Text_20_body"/>
      <text:p text:style-name="Text_20_body"/>
      <text:p text:style-name="P21"><text:span text:style-name="T13">Zachowanie ustawień</text:span> zapory na stałe</text:p>
      <text:p text:style-name="Preformatted_20_Text"/>
      <text:p text:style-name="Preformatted_20_Text">iptables-save &gt; /etc/iptables/rules.v4</text:p>
      <text:p text:style-name="Preformatted_20_Text"/>
      <text:p text:style-name="Text_20_body"/>
      <text:p text:style-name="P22">Zastosowanie nowych ustawień</text:p>
      <text:p text:style-name="Preformatted_20_Text"/>
      <text:p text:style-name="Preformatted_20_Text">sudo service netfilter-persistent rest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1:16:49.626000000</meta:creation-date>
    <meta:generator>LibreOffice/5.1.6.2$Linux_X86_64 LibreOffice_project/10m0$Build-2</meta:generator>
    <dc:date>2017-06-19T09:26:49.158685398</dc:date>
    <meta:editing-duration>PT1H2M22S</meta:editing-duration>
    <meta:editing-cycles>18</meta:editing-cycles>
    <meta:document-statistic meta:table-count="0" meta:image-count="0" meta:object-count="0" meta:page-count="5" meta:paragraph-count="72" meta:word-count="349" meta:character-count="2474" meta:non-whitespace-character-count="2180"/>
  </office:meta>
</office:document-meta>
</file>